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ff0000" draw:fill-color="#ff0000" draw:textarea-horizontal-align="justify" draw:textarea-vertical-align="middle" draw:auto-grow-height="false"/>
    </style:style>
    <style:style style:name="gr4" style:family="graphic" style:parent-style-name="standard">
      <style:graphic-properties svg:stroke-color="#008000" draw:fill-color="#008000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212cm" svg:height="1.356cm" svg:x="3.929cm" svg:y="0.997cm">
          <draw:text-box>
            <text:p><text:span text:style-name="T1">My first graphic</text:span></text:p>
          </draw:text-box>
        </draw:frame>
        <draw:custom-shape draw:style-name="gr2" draw:text-style-name="P2" draw:layer="layout" svg:width="3.81cm" svg:height="3.81cm" svg:x="1.089cm" svg:y="3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81cm" svg:height="3.81cm" svg:x="10.371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4.38cm" svg:height="3.81cm" svg:x="5.672cm" svg:y="3.5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2" draw:layer="layout" svg:x1="1.743cm" svg:y1="8.366cm" svg:x2="13.173cm" svg:y2="8.36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ff Scheel</meta:initial-creator>
    <meta:creation-date>2015-06-08T15:10:01.273771133</meta:creation-date>
    <dc:date>2015-06-08T15:15:15.719888002</dc:date>
    <dc:creator>Jeff Scheel</dc:creator>
    <meta:editing-duration>P0D</meta:editing-duration>
    <meta:editing-cycles>1</meta:editing-cycles>
    <meta:document-statistic meta:object-count="5"/>
    <meta:generator>LibreOffice/4.2.8.2$Linux_x86 LibreOffice_project/420m0$Build-2</meta:generator>
  </office:meta>
</office:document-meta>
</file>